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top="0.002cm" fo:margin-bottom="0cm" style:contextual-spacing="false" style:punctuation-wrap="simple"/>
      <style:text-properties fo:font-size="12.5pt" fo:font-weight="bold" style:font-size-asian="12.5pt" style:font-weight-asian="bold" style:font-size-complex="12.5pt" style:font-weight-complex="bold"/>
    </style:style>
    <style:style style:name="P5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able_20_Paragraph">
      <style:paragraph-properties style:punctuation-wrap="simple"/>
      <style:text-properties fo:font-size="11pt" style:font-size-asian="11pt" style:font-size-complex="11pt"/>
    </style:style>
    <style:style style:name="P8" style:family="paragraph" style:parent-style-name="Table_20_Paragraph">
      <style:paragraph-properties fo:margin-top="0.016cm" fo:margin-bottom="0cm" style:contextual-spacing="false" style:punctuation-wrap="simple"/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76cm" fo:margin-right="0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16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name-complex="Times New Roman" style:font-size-complex="11pt"/>
    </style:style>
    <style:style style:name="P17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fo:font-size="11pt" fo:letter-spacing="-0.058cm" style:font-size-asian="11pt" style:font-size-complex="11pt"/>
    </style:style>
    <style:style style:name="P18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fo:font-size="11pt" fo:letter-spacing="-0.058cm" style:font-size-asian="11pt" style:font-size-complex="11pt"/>
    </style:style>
    <style:style style:name="P19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4cm" style:font-size-asian="11pt" style:font-size-complex="11pt"/>
    </style:style>
    <style:style style:name="P20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4cm" style:font-size-asian="11pt" style:font-size-complex="11pt"/>
    </style:style>
    <style:style style:name="P21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05cm" style:font-size-asian="11pt" style:font-size-complex="11pt"/>
    </style:style>
    <style:style style:name="P22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fo:font-size="11pt" fo:letter-spacing="0.03cm" style:font-size-asian="11pt" style:font-size-complex="11pt"/>
    </style:style>
    <style:style style:name="P23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0.03cm" style:font-size-asian="11pt" style:font-size-complex="11pt"/>
    </style:style>
    <style:style style:name="P24" style:family="paragraph" style:parent-style-name="Table_20_Paragraph">
      <style:paragraph-properties fo:margin-top="0.021cm" fo:margin-bottom="0cm" style:contextual-spacing="false" style:punctuation-wrap="simple"/>
      <style:text-properties fo:font-size="7pt" style:font-size-asian="7pt" style:font-size-complex="7pt"/>
    </style:style>
    <style:style style:name="P25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26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27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28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29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30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31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32" style:family="paragraph" style:parent-style-name="Table_20_Paragraph">
      <style:paragraph-properties fo:margin-left="2.574cm" fo:margin-right="0cm" fo:margin-top="0.139cm" fo:margin-bottom="0cm" style:contextual-spacing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33" style:family="paragraph" style:parent-style-name="Table_20_Paragraph">
      <style:paragraph-properties fo:text-align="justify" style:justify-single-word="false" style:punctuation-wrap="simple"/>
    </style:style>
    <style:style style:name="P34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35" style:family="paragraph" style:parent-style-name="Table_20_Paragraph">
      <style:paragraph-properties fo:margin-top="0.011cm" fo:margin-bottom="0cm" style:contextual-spacing="false" style:punctuation-wrap="simple"/>
      <style:text-properties fo:font-size="13pt" style:font-size-asian="13pt" style:font-size-complex="13pt"/>
    </style:style>
    <style:style style:name="P36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37" style:family="paragraph" style:parent-style-name="Table_20_Paragraph">
      <style:paragraph-properties fo:margin-top="0.018cm" fo:margin-bottom="0cm" style:contextual-spacing="false" style:punctuation-wrap="simple"/>
      <style:text-properties fo:font-size="15.5pt" style:font-size-asian="15.5pt" style:font-size-complex="15.5pt"/>
    </style:style>
    <style:style style:name="P38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39" style:family="paragraph" style:parent-style-name="Table_20_Paragraph">
      <style:paragraph-properties style:punctuation-wrap="simple"/>
    </style:style>
    <style:style style:name="P40" style:family="paragraph" style:parent-style-name="Table_20_Paragraph">
      <style:paragraph-properties fo:margin-top="0.019cm" fo:margin-bottom="0cm" style:contextual-spacing="false" style:punctuation-wrap="simple"/>
      <style:text-properties fo:font-size="7.5pt" style:font-size-asian="7.5pt" style:font-size-complex="7.5pt"/>
    </style:style>
    <style:style style:name="P41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42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43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</style:style>
    <style:style style:name="P44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fo:font-size="11pt" fo:letter-spacing="-0.005cm" style:font-size-asian="11pt" style:font-size-complex="11pt"/>
    </style:style>
    <style:style style:name="P45" style:family="paragraph" style:parent-style-name="Table_20_Paragraph">
      <style:paragraph-properties fo:text-align="justify" style:justify-single-word="false" style:punctuation-wrap="simple"/>
      <style:text-properties fo:font-size="11pt" officeooo:paragraph-rsid="000a5c54" style:font-size-asian="11pt" style:font-name-complex="Times New Roman" style:font-size-complex="11pt"/>
    </style:style>
    <style:style style:name="P46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4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name-complex="Times New Roman" style:font-size-complex="11pt"/>
    </style:style>
    <style:style style:name="T7" style:family="text">
      <style:text-properties fo:font-size="11pt" fo:letter-spacing="-0.03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0.06cm" style:font-size-asian="11pt" style:font-size-complex="11pt"/>
    </style:style>
    <style:style style:name="T10" style:family="text">
      <style:text-properties fo:font-size="11pt" fo:letter-spacing="-0.123cm" style:font-size-asian="11pt" style:font-size-complex="11pt"/>
    </style:style>
    <style:style style:name="T11" style:family="text">
      <style:text-properties fo:font-size="11pt" fo:letter-spacing="-0.032cm" style:font-size-asian="11pt" style:font-size-complex="11pt"/>
    </style:style>
    <style:style style:name="T12" style:family="text">
      <style:text-properties fo:font-size="11pt" fo:letter-spacing="-0.005cm" style:font-size-asian="11pt" style:font-size-complex="11pt"/>
    </style:style>
    <style:style style:name="T13" style:family="text">
      <style:text-properties fo:font-size="11pt" fo:letter-spacing="-0.048cm" style:font-size-asian="11pt" style:font-size-complex="11pt"/>
    </style:style>
    <style:style style:name="T14" style:family="text">
      <style:text-properties fo:font-size="11pt" fo:letter-spacing="-0.042cm" style:font-size-asian="11pt" style:font-size-complex="11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loext:opacity="100%" style:font-name="標楷體" fo:font-size="9.5pt" style:font-name-asian="標楷體" style:font-size-asian="9.5pt"/>
    </style:style>
    <style:style style:name="T17" style:family="text">
      <style:text-properties fo:color="#000000" loext:opacity="100%" style:font-name="標楷體" style:font-name-asian="標楷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附件十四、出流管制計畫完工申報書</text:p>
      <text:p text:style-name="P4"/>
      <text:p text:style-name="P5">申報日期：<text:tab/>年<text:tab/>月<text:tab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7"/>
            <text:p text:style-name="P7"/>
            <text:p text:style-name="P24"/>
            <text:p text:style-name="P17">出流管制計畫</text:p>
          </table:table-cell>
          <table:table-cell table:style-name="表格1.B1" office:value-type="string">
            <text:p text:style-name="P25"><text:span text:style-name="預設段落字型"><text:span text:style-name="T5">計<text:tab/>畫<text:tab/>名<text:tab/></text:span></text:span><text:span text:style-name="預設段落字型"><text:span text:style-name="T7">稱</text:span></text:span></text:p>
          </table:table-cell>
          <table:table-cell table:style-name="表格1.C1" office:value-type="string">
            <text:p text:style-name="P15">:OutflowControlPlan.OFP_Name</text:p>
          </table:table-cell>
          <table:table-cell table:style-name="表格1.D1" office:value-type="string">
            <text:p text:style-name="P16">案號</text:p>
          </table:table-cell>
          <table:table-cell table:style-name="表格1.E1" table:number-columns-spanned="2" office:value-type="string">
            <text:p text:style-name="P15">:OutflowControlPlan.OFP_No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19">核 定 日 期 及 字 號</text:p>
          </table:table-cell>
          <table:table-cell table:style-name="表格1.C2" table:number-columns-spanned="4" office:value-type="string">
            <text:p text:style-name="P32"><text:span text:style-name="預設段落字型"><text:span text:style-name="T5">年<text:tab/>月<text:tab/>日<text:tab/></text:span></text:span><text:span text:style-name="預設段落字型"><text:span text:style-name="T8">字</text:span></text:span><text:span text:style-name="預設段落字型"><text:span text:style-name="T5">第<text:tab/>號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26"><text:span text:style-name="預設段落字型"><text:span text:style-name="T9">實施地點及土地標示</text:span></text:span><text:span text:style-name="預設段落字型"><text:span text:style-name="T10"> </text:span></text:span></text:p>
          </table:table-cell>
          <table:table-cell table:style-name="表格1.C3" table:number-columns-spanned="4" office:value-type="string">
            <text:p text:style-name="P33"><text:span text:style-name="預設段落字型"><text:span text:style-name="T6">:OutflowControlPlan.OFP_Location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27"><text:span text:style-name="預設段落字型"><text:span text:style-name="T5">開<text:tab/>工<text:tab/>日<text:tab/></text:span></text:span><text:span text:style-name="預設段落字型"><text:span text:style-name="T7">期</text:span></text:span></text:p>
          </table:table-cell>
          <table:table-cell table:style-name="表格1.C4" table:number-columns-spanned="4" office:value-type="string">
            <text:p text:style-name="P9">年<text:tab/>月<text:tab/>日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21">申 報 完 工 日 期</text:p>
          </table:table-cell>
          <table:table-cell table:style-name="表格1.C5" table:number-columns-spanned="4" office:value-type="string">
            <text:p text:style-name="P9">年<text:tab/>月<text:tab/>日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5"/>
            <text:p text:style-name="P10">義務人</text:p>
          </table:table-cell>
          <table:table-cell table:style-name="表格1.B6" office:value-type="string">
            <text:p text:style-name="P28"><text:span text:style-name="預設段落字型"><text:span text:style-name="T5">姓<text:tab/>名<text:tab/>或<text:tab/>名<text:tab/></text:span></text:span><text:span text:style-name="預設段落字型"><text:span text:style-name="T11">稱</text:span></text:span></text:p>
          </table:table-cell>
          <table:table-cell table:style-name="表格1.C3" table:number-columns-spanned="4" office:value-type="string">
            <text:p text:style-name="P15">:payer.Payer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36"><text:span text:style-name="預設段落字型"><text:span text:style-name="T5">身<text:tab/>分<text:tab/>證<text:tab/></text:span></text:span><text:span text:style-name="預設段落字型"><text:span text:style-name="T7">或</text:span></text:span></text:p>
            <text:p text:style-name="P22">營 利事業統 一編 號</text:p>
          </table:table-cell>
          <table:table-cell table:style-name="表格1.C3" table:number-columns-spanned="4" office:value-type="string">
            <text:p text:style-name="P15">:payer.PA_Num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20">住 居 所 或 營 業 所</text:p>
          </table:table-cell>
          <table:table-cell table:style-name="表格1.C3" table:number-columns-spanned="4" office:value-type="string">
            <text:p text:style-name="P11">:payer.PA_address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7"/>
            <text:p text:style-name="P7"/>
            <text:p text:style-name="P37"/>
            <text:p text:style-name="P18">承辦監造技師</text:p>
          </table:table-cell>
          <table:table-cell table:style-name="表格1.B9" office:value-type="string">
            <text:p text:style-name="P29"><text:span text:style-name="預設段落字型"><text:span text:style-name="T5">姓<text:tab/></text:span></text:span><text:span text:style-name="預設段落字型"><text:span text:style-name="T7">名</text:span></text:span></text:p>
          </table:table-cell>
          <table:table-cell table:style-name="表格1.C3" table:number-columns-spanned="4" office:value-type="string">
            <text:p text:style-name="P45">:EngineerList.<text:span text:style-name="T17">EngineerName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21">執 業 機 構 名 稱</text:p>
          </table:table-cell>
          <table:table-cell table:style-name="表格1.C3" table:number-columns-spanned="4" office:value-type="string">
            <text:p text:style-name="P15">:PracticeList.PracticeUnits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21">執 業 機 構 地 址</text:p>
          </table:table-cell>
          <table:table-cell table:style-name="表格1.C3" table:number-columns-spanned="4" office:value-type="string">
            <text:p text:style-name="P34"><text:span text:style-name="預設段落字型"><text:span text:style-name="T8">:PracticeList.Address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21">執 業 執 照 字 號</text:p>
          </table:table-cell>
          <table:table-cell table:style-name="表格1.C3" table:number-columns-spanned="4" office:value-type="string">
            <text:p text:style-name="P15">:PracticeList.PracticeLicense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23">營利事業統一編號</text:p>
          </table:table-cell>
          <table:table-cell table:style-name="表格1.C3" table:number-columns-spanned="4" office:value-type="string">
            <text:p text:style-name="P15">:PracticeList.GUI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29"><text:span text:style-name="預設段落字型"><text:span text:style-name="T5">電<text:tab/></text:span></text:span><text:span text:style-name="預設段落字型"><text:span text:style-name="T7">話</text:span></text:span></text:p>
          </table:table-cell>
          <table:table-cell table:style-name="表格1.C3" table:number-columns-spanned="4" office:value-type="string">
            <text:p text:style-name="P15">:PracticeList.Tel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12">檢附文件</text:p>
          </table:table-cell>
          <table:table-cell table:style-name="表格1.B15" table:number-columns-spanned="5" office:value-type="string">
            <text:list xml:id="list459079931" text:style-name="L1">
              <text:list-item>
                <text:p text:style-name="P43"><text:span text:style-name="預設段落字型"><text:span text:style-name="T5">出流</text:span></text:span><text:span text:style-name="預設段落字型"><text:span text:style-name="T12">管</text:span></text:span><text:span text:style-name="預設段落字型"><text:span text:style-name="T5">制設</text:span></text:span><text:span text:style-name="預設段落字型"><text:span text:style-name="T12">施</text:span></text:span><text:span text:style-name="預設段落字型"><text:span text:style-name="T5">之竣</text:span></text:span><text:span text:style-name="預設段落字型"><text:span text:style-name="T12">工書</text:span></text:span><text:span text:style-name="預設段落字型"><text:span text:style-name="T5">圖<text:tab/></text:span></text:span><text:span text:style-name="預設段落字型"><text:span text:style-name="T12">份</text:span></text:span><text:span text:style-name="預設段落字型"><text:span text:style-name="T5">、照片<text:tab/></text:span></text:span><text:span text:style-name="預設段落字型"><text:span text:style-name="T12">張</text:span></text:span><text:span text:style-name="預設段落字型"><text:span text:style-name="T5">及</text:span></text:span><text:span text:style-name="預設段落字型"><text:span text:style-name="T2">(</text:span></text:span><text:span text:style-name="預設段落字型"><text:span text:style-name="T5">其他<text:tab/></text:span></text:span><text:span text:style-name="預設段落字型"><text:span text:style-name="T2">)</text:span></text:span><text:span text:style-name="預設段落字型"><text:span text:style-name="T5">。</text:span></text:span></text:p>
              </text:list-item>
              <text:list-item>
                <text:p text:style-name="P44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38"><text:span text:style-name="預設段落字型"><text:span text:style-name="T8">上</text:span></text:span><text:span text:style-name="預設段落字型"><text:span text:style-name="T13">開</text:span></text:span><text:span text:style-name="預設段落字型"><text:span text:style-name="T8">出流</text:span></text:span><text:span text:style-name="預設段落字型"><text:span text:style-name="T13">管</text:span></text:span><text:span text:style-name="預設段落字型"><text:span text:style-name="T8">制計</text:span></text:span><text:span text:style-name="預設段落字型"><text:span text:style-name="T13">畫</text:span></text:span><text:span text:style-name="預設段落字型"><text:span text:style-name="T8">已</text:span></text:span><text:span text:style-name="預設段落字型"><text:span text:style-name="T5">於<text:tab/>年<text:tab/>月<text:tab/></text:span></text:span><text:span text:style-name="預設段落字型"><text:span text:style-name="T8">日完</text:span></text:span><text:span text:style-name="預設段落字型"><text:span text:style-name="T13">工</text:span></text:span><text:span text:style-name="預設段落字型"><text:span text:style-name="T8">，此致</text:span></text:span></text:p>
            <text:p text:style-name="P3"><text:span text:style-name="預設段落字型"><text:span text:style-name="T3">(</text:span></text:span><text:span text:style-name="預設段落字型"><text:span text:style-name="T5">機關全銜</text:span></text:span><text:span text:style-name="預設段落字型"><text:span text:style-name="T2">)</text:span></text:span></text:p>
            <text:p text:style-name="P39"/>
            <text:p text:style-name="P39"/>
            <text:p text:style-name="P40"/>
            <text:p text:style-name="P30"><text:span text:style-name="預設段落字型"><text:span text:style-name="T8">義務</text:span></text:span><text:span text:style-name="預設段落字型"><text:span text:style-name="T13">人</text:span></text:span><text:span text:style-name="預設段落字型"><text:span text:style-name="T5">：<text:tab/></text:span></text:span><text:span text:style-name="預設段落字型"><text:span text:style-name="T4">(</text:span></text:span><text:span text:style-name="預設段落字型"><text:span text:style-name="T13">簽</text:span></text:span><text:span text:style-name="預設段落字型"><text:span text:style-name="T14">章</text:span></text:span><text:span text:style-name="預設段落字型"><text:span text:style-name="T2">)</text:span></text:span></text:p>
            <text:p text:style-name="P39"/>
            <text:p text:style-name="P8"/>
            <text:p text:style-name="P31"><text:span text:style-name="預設段落字型"><text:span text:style-name="T8">承辦</text:span></text:span><text:span text:style-name="預設段落字型"><text:span text:style-name="T13">監</text:span></text:span><text:span text:style-name="預設段落字型"><text:span text:style-name="T8">造</text:span></text:span><text:span text:style-name="預設段落字型"><text:span text:style-name="T13">技</text:span></text:span><text:span text:style-name="預設段落字型"><text:span text:style-name="T8">師</text:span></text:span><text:span text:style-name="預設段落字型"><text:span text:style-name="T5">：<text:tab/></text:span></text:span><text:span text:style-name="預設段落字型"><text:span text:style-name="T4">(</text:span></text:span><text:span text:style-name="預設段落字型"><text:span text:style-name="T13">簽</text:span></text:span><text:span text:style-name="預設段落字型"><text:span text:style-name="T14">章</text:span></text:span><text:span text:style-name="預設段落字型"><text:span text:style-name="T2">)</text:span></text:span></text:p>
            <text:p text:style-name="P39"/>
            <text:p text:style-name="P39"/>
            <text:p text:style-name="P41"/>
            <text:p text:style-name="P13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7"/>
            <text:p text:style-name="P14">日</text:p>
          </table:table-cell>
        </table:table-row>
      </table:table>
      <text:p text:style-name="P6"/>
      <text:p text:style-name="P6"/>
      <text:p text:style-name="P42"><text:span text:style-name="預設段落字型"><text:span text:style-name="T15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19T16:30:18.509000000</dc:date>
    <meta:editing-cycles>4</meta:editing-cycles>
    <meta:editing-duration>PT1M4S</meta:editing-duration>
    <meta:document-statistic meta:table-count="1" meta:image-count="0" meta:object-count="0" meta:page-count="1" meta:paragraph-count="47" meta:word-count="249" meta:character-count="580" meta:non-whitespace-character-count="504"/>
    <meta:user-defined meta:name="Creator">Acrobat PDFMaker 11 Word 版</meta:user-defined>
    <meta:template xlink:type="simple" xlink:actuate="onRequest" xlink:title="" xlink:href="Normal"/>
  </office:meta>
</office:document-meta>
</file>